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6.25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2.75cm" svg:height="1cm" svg:x="8.5cm" svg:y="6cm">
          <text:p text:style-name="P1">BASI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5cm" svg:height="1cm" svg:x="7.25cm" svg:y="3.5cm">
          <text:p text:style-name="P1">ENGINE SUPPOR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625cm" svg:y1="4.5cm" svg:x2="9.875cm" svg:y2="6cm" draw:start-shape="id1" draw:start-glue-point="2" draw:end-shape="id2" svg:d="M10625 4500v750h-750v750" svg:viewBox="0 0 751 1501">
          <text:p/>
        </draw:connector>
        <draw:custom-shape draw:style-name="gr4" draw:text-style-name="P1" xml:id="id3" draw:id="id3" draw:layer="layout" svg:width="3cm" svg:height="1cm" svg:x="7cm" svg:y="11.25cm">
          <text:p text:style-name="P1">DRAW2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75cm" svg:y1="7cm" svg:x2="8.5cm" svg:y2="11.25cm" draw:start-shape="id2" draw:start-glue-point="2" draw:end-shape="id3" draw:end-glue-point="0" svg:d="M9875 7000v2125h-1375v2125" svg:viewBox="0 0 1376 4251">
          <text:p/>
        </draw:connector>
        <draw:custom-shape draw:style-name="gr4" draw:text-style-name="P1" xml:id="id4" draw:id="id4" draw:layer="layout" svg:width="3cm" svg:height="1cm" svg:x="11cm" svg:y="11.25cm">
          <text:p text:style-name="P1">DRAW3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75cm" svg:y1="7cm" svg:x2="12.5cm" svg:y2="11.25cm" draw:start-shape="id2" draw:end-shape="id4" svg:d="M9875 7000v2125h2625v2125" svg:viewBox="0 0 2626 4251">
          <text:p/>
        </draw:connector>
        <draw:custom-shape draw:style-name="gr5" draw:text-style-name="P1" xml:id="id7" draw:id="id7" draw:layer="layout" svg:width="5cm" svg:height="1cm" svg:x="1.25cm" svg:y="11.25cm">
          <text:p text:style-name="P1">TERRAI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5cm" svg:height="1.25cm" svg:x="14.75cm" svg:y="11cm">
          <text:p text:style-name="P1">SOUND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75cm" svg:height="1cm" svg:x="10.5cm" svg:y="16.5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cm" svg:y1="12.25cm" svg:x2="12.375cm" svg:y2="16.5cm" draw:start-shape="id5" draw:end-shape="id6" svg:d="M17000 12250v2125h-4625v2125" svg:viewBox="0 0 4626 4251">
          <text:p/>
        </draw:connector>
        <draw:connector draw:style-name="gr3" draw:text-style-name="P1" draw:layer="layout" svg:x1="12.5cm" svg:y1="12.25cm" svg:x2="12.375cm" svg:y2="16.5cm" draw:start-shape="id4" draw:start-glue-point="2" draw:end-shape="id6" draw:end-glue-point="0" svg:d="M12500 12250v2125h-125v2125" svg:viewBox="0 0 126 4251">
          <text:p/>
        </draw:connector>
        <draw:connector draw:style-name="gr3" draw:text-style-name="P1" draw:layer="layout" svg:x1="9.875cm" svg:y1="7cm" svg:x2="3.75cm" svg:y2="11.25cm" draw:start-shape="id2" draw:start-glue-point="2" draw:end-shape="id7" draw:end-glue-point="0" svg:d="M9875 7000v2125h-6125v2125" svg:viewBox="0 0 6126 4251">
          <text:p/>
        </draw:connector>
        <draw:connector draw:style-name="gr3" draw:text-style-name="P1" draw:layer="layout" svg:x1="8.5cm" svg:y1="12.25cm" svg:x2="12.375cm" svg:y2="16.5cm" draw:start-shape="id3" draw:start-glue-point="2" draw:end-shape="id6" draw:end-glue-point="0" svg:d="M8500 12250v2125h3875v2125" svg:viewBox="0 0 3876 4251">
          <text:p/>
        </draw:connector>
        <draw:connector draw:style-name="gr3" draw:text-style-name="P1" draw:layer="layout" svg:x1="3.75cm" svg:y1="12.25cm" svg:x2="12.375cm" svg:y2="16.5cm" draw:start-shape="id7" draw:start-glue-point="2" draw:end-shape="id6" draw:end-glue-point="0" svg:d="M3750 12250v2125h8625v2125" svg:viewBox="0 0 8626 4251">
          <text:p/>
        </draw:connector>
        <draw:connector draw:style-name="gr3" draw:text-style-name="P1" draw:layer="layout" svg:x1="9.875cm" svg:y1="7cm" svg:x2="17cm" svg:y2="11cm" draw:start-shape="id2" draw:start-glue-point="2" draw:end-shape="id5" draw:end-glue-point="0" svg:d="M9875 7000v2000h7125v2000" svg:viewBox="0 0 7126 4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Styl_20_šipky_20_1" draw:display-name="Styl šipky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="Arrow_20_larg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2T06:34:53.969000000</meta:creation-date>
    <dc:date>2021-02-22T06:45:52.716000000</dc:date>
    <meta:editing-duration>PT38S</meta:editing-duration>
    <meta:editing-cycles>1</meta:editing-cycles>
    <meta:generator>LibreOffice/7.0.0.3$Windows_X86_64 LibreOffice_project/8061b3e9204bef6b321a21033174034a5e2ea88e</meta:generator>
    <meta:document-statistic meta:object-count="16"/>
  </office:meta>
</office:document-meta>
</file>